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0.0354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4.25in"/>
    </style:style>
    <style:style style:name="Table1.C" style:family="table-column">
      <style:table-column-properties style:column-width="1.3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bae" officeooo:paragraph-rsid="0000bbae"/>
    </style:style>
    <style:style style:name="P2" style:family="paragraph" style:parent-style-name="Table_20_Contents">
      <style:text-properties officeooo:rsid="0000bbae" officeooo:paragraph-rsid="0000bbae"/>
    </style:style>
    <style:style style:name="P3" style:family="paragraph" style:parent-style-name="Table_20_Contents">
      <style:text-properties fo:background-color="#999999"/>
    </style:style>
    <style:style style:name="P4" style:family="paragraph" style:parent-style-name="Table_20_Contents">
      <style:text-properties officeooo:rsid="0000bbae" officeooo:paragraph-rsid="0000bbae" fo:background-color="#999999"/>
    </style:style>
    <style:style style:name="P5" style:family="paragraph" style:parent-style-name="Table_20_Contents">
      <style:text-properties officeooo:rsid="00016b21" officeooo:paragraph-rsid="00016b21"/>
    </style:style>
    <style:style style:name="P6" style:family="paragraph" style:parent-style-name="Table_20_Contents">
      <style:text-properties officeooo:rsid="000311f0" officeooo:paragraph-rsid="000311f0"/>
    </style:style>
    <style:style style:name="P7" style:family="paragraph" style:parent-style-name="Table_20_Contents">
      <style:paragraph-properties fo:background-color="#b3b3b3">
        <style:background-image/>
      </style:paragraph-properties>
      <style:text-properties fo:background-color="#999999"/>
    </style:style>
    <style:style style:name="P8" style:family="paragraph" style:parent-style-name="Table_20_Contents">
      <style:paragraph-properties fo:background-color="#b3b3b3">
        <style:background-image/>
      </style:paragraph-properties>
      <style:text-properties officeooo:rsid="0000bbae" officeooo:paragraph-rsid="0000bbae" fo:background-color="#99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September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week4</text:p>
          </table:table-cell>
          <table:table-cell table:style-name="Table1.A2" office:value-type="string">
            <text:p text:style-name="P5">draft paper for model 0</text:p>
            <text:p text:style-name="P6">analyzing exploration of width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week5&gt;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October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&lt;week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ovember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week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ecember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week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eek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2:24:31.417648931</meta:creation-date>
    <meta:generator>LibreOffice/4.2.6.3$Linux_X86_64 LibreOffice_project/420m0$Build-3</meta:generator>
    <dc:date>2014-09-19T13:03:37.052021258</dc:date>
    <meta:editing-duration>PT24M48S</meta:editing-duration>
    <meta:editing-cycles>4</meta:editing-cycles>
    <meta:document-statistic meta:table-count="1" meta:image-count="0" meta:object-count="0" meta:page-count="2" meta:paragraph-count="22" meta:word-count="29" meta:character-count="167" meta:non-whitespace-character-count="160"/>
  </office:meta>
</office:document-meta>
</file>